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500B1A006B5.png" manifest:media-type="image/png"/>
  <manifest:file-entry manifest:full-path="Pictures/10000000000004A8000004A8B2F607A1.png" manifest:media-type="image/png"/>
  <manifest:file-entry manifest:full-path="Pictures/100000000000028A0000011A926B2872.png" manifest:media-type="image/png"/>
  <manifest:file-entry manifest:full-path="Pictures/100000000000078000000438F7F559D0.png" manifest:media-type="image/png"/>
  <manifest:file-entry manifest:full-path="Pictures/10000000000007800000043887B5DA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Filled_20_Blue">
      <style:graphic-properties draw:fill="solid" draw:fill-color="#7f59ae" loext:decorative="false"/>
    </style:style>
    <style:style style:name="gr5" style:family="graphic" style:parent-style-name="Filled_20_Cyan">
      <style:graphic-properties loext:decorative="false"/>
    </style:style>
    <style:style style:name="gr6" style:family="graphic" style:parent-style-name="Filled_20_Red">
      <style:graphic-properties draw:fill="solid" draw:fill-color="#e54b89" loext:decorative="false"/>
    </style:style>
    <style:style style:name="gr7" style:family="graphic" style:parent-style-name="Filled_20_Yellow">
      <style:graphic-properties draw:fill="solid" draw:fill-color="#f8b622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utlined_20_Blue">
      <style:graphic-properties draw:stroke="solid" svg:stroke-width="0.15cm" svg:stroke-color="#6f4f99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0" style:family="graphic" style:parent-style-name="Outlined_20_Blue">
      <style:graphic-properties draw:stroke="solid" svg:stroke-width="0.15cm" svg:stroke-color="#6f4f99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1" style:family="graphic" style:parent-style-name="Outlined_20_Cyan">
      <style:graphic-properties svg:stroke-width="0.15cm" svg:stroke-color="#56afcc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2" style:family="graphic" style:parent-style-name="Outlined_20_Cyan">
      <style:graphic-properties svg:stroke-width="0.15cm" svg:stroke-color="#56afcc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3" style:family="graphic" style:parent-style-name="Outlined_20_Red">
      <style:graphic-properties svg:stroke-width="0.15cm" svg:stroke-color="#cc417a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4" style:family="graphic" style:parent-style-name="Outlined_20_Red">
      <style:graphic-properties svg:stroke-width="0.15cm" svg:stroke-color="#cc417a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5" style:family="graphic" style:parent-style-name="Outlined_20_Yellow">
      <style:graphic-properties draw:stroke="solid" svg:stroke-width="0.15cm" svg:stroke-color="#e5a822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6" style:family="graphic" style:parent-style-name="Outlined_20_Yellow">
      <style:graphic-properties draw:stroke="solid" svg:stroke-width="0.15cm" svg:stroke-color="#e5a822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7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18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9" style:family="graphic" style:parent-style-name="Filled_20_Cyan">
      <style:graphic-properties loext:decorative="false"/>
      <style:paragraph-properties style:writing-mode="lr-tb"/>
    </style:style>
    <style:style style:name="gr20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21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22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23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24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25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6" style:family="graphic" style:parent-style-name="Outlined_20_Red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7" style:family="graphic" style:parent-style-name="Outlined_20_Cyan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8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9" style:family="graphic" style:parent-style-name="Filled_20_Blue">
      <style:graphic-properties draw:fill="solid" draw:fill-color="#7f59ae" draw:opacity="50%" loext:decorative="false"/>
    </style:style>
    <style:style style:name="gr30" style:family="graphic" style:parent-style-name="Filled_20_Blue">
      <style:graphic-properties draw:fill="solid" draw:fill-color="#ffffff" draw:opacity="50%" loext:decorative="false"/>
    </style:style>
    <style:style style:name="gr31" style:family="graphic" style:parent-style-name="Filled_20_Yellow">
      <style:graphic-properties draw:fill="solid" draw:fill-color="#f8b622" draw:opacity="50%" loext:decorative="false"/>
    </style:style>
    <style:style style:name="gr32" style:family="graphic" style:parent-style-name="standard">
      <style:graphic-properties draw:stroke="solid" svg:stroke-width="0.15cm" svg:stroke-color="#ffffff" draw:stroke-linejoin="round" svg:stroke-linecap="round" draw:fill="solid" draw:fill-color="#ffffff" draw:textarea-horizontal-align="center" draw:textarea-vertical-align="middle" fo:padding-top="0.2cm" fo:padding-bottom="0.2cm" fo:padding-left="0.325cm" fo:padding-right="0.325cm" loext:decorative="false"/>
    </style:style>
    <style:style style:name="gr33" style:family="graphic" style:parent-style-name="standard">
      <style:graphic-properties draw:stroke="none" draw:fill="bitmap" draw:fill-image-name="Bitmap_20_10" style:repeat="stretch" draw:textarea-horizontal-align="center" draw:textarea-vertical-align="middle" loext:decorative="false"/>
    </style:style>
    <style:style style:name="gr34" style:family="graphic" style:parent-style-name="Filled_20_Light_20_Blue">
      <style:graphic-properties loext:decorative="false"/>
    </style:style>
    <style:style style:name="gr35" style:family="graphic" style:parent-style-name="Filled_20_Light_20_Cyan">
      <style:graphic-properties loext:decorative="false"/>
    </style:style>
    <style:style style:name="gr36" style:family="graphic" style:parent-style-name="Filled_20_Light_20_Red">
      <style:graphic-properties loext:decorative="false"/>
    </style:style>
    <style:style style:name="gr37" style:family="graphic" style:parent-style-name="Filled_20_Light_20_Yellow">
      <style:graphic-properties loext:decorative="false"/>
    </style:style>
    <style:style style:name="gr38" style:family="graphic" style:parent-style-name="Filled_20_White">
      <style:graphic-properties loext:decorative="false"/>
    </style:style>
    <style:style style:name="gr39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40" style:family="graphic" style:parent-style-name="Outlined_20_White">
      <style:graphic-properties loext:decorative="false"/>
    </style:style>
    <style:style style:name="gr41" style:family="graphic" style:parent-style-name="Outlined_20_White">
      <style:graphic-properties svg:stroke-width="0.03cm" svg:stroke-color="#ffffff" draw:marker-end="Arrowheads_20_2" draw:marker-end-width="0.12cm" fo:padding-top="-0.025cm" fo:padding-bottom="-0.025cm" fo:padding-left="-0.025cm" fo:padding-right="-0.025cm" loext:decorative="false"/>
    </style:style>
    <style:style style:name="gr42" style:family="graphic" style:parent-style-name="Outlined_20_Cyan">
      <style:graphic-properties loext:decorative="false"/>
    </style:style>
    <style:style style:name="gr43" style:family="graphic" style:parent-style-name="Outlined_20_Red">
      <style:graphic-properties loext:decorative="false"/>
    </style:style>
    <style:style style:name="gr44" style:family="graphic" style:parent-style-name="Outlined_20_White">
      <style:graphic-properties svg:stroke-width="0.11cm" fo:padding-top="0.015cm" fo:padding-bottom="0.015cm" fo:padding-left="0.015cm" fo:padding-right="0.015cm" loext:decorative="false"/>
    </style:style>
    <style:style style:name="gr45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gr46" style:family="graphic" style:parent-style-name="Outlined_20_White">
      <style:graphic-properties svg:stroke-width="0.015cm" fo:padding-top="-0.032cm" fo:padding-bottom="-0.032cm" fo:padding-left="-0.032cm" fo:padding-right="-0.032cm" loext:decorative="false"/>
    </style:style>
    <style:style style:name="gr47" style:family="graphic" style:parent-style-name="Filled_20_White">
      <style:graphic-properties draw:stroke="dash" draw:stroke-dash="Dash_20__28_Rounded_29_" svg:stroke-width="0.1cm" svg:stroke-color="#7f59ae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8" style:family="graphic" style:parent-style-name="Filled_20_White">
      <style:graphic-properties draw:stroke="dash" draw:stroke-dash="Dash_20__28_Rounded_29_" svg:stroke-width="0.1cm" svg:stroke-color="#f8b622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9" style:family="graphic" style:parent-style-name="Filled_20_White">
      <style:graphic-properties draw:stroke="dash" draw:stroke-dash="Dash_20__28_Rounded_29_" svg:stroke-width="0.1cm" svg:stroke-color="#60c4e4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0" style:family="graphic" style:parent-style-name="Filled_20_White">
      <style:graphic-properties draw:stroke="dash" draw:stroke-dash="Dash_20__28_Rounded_29_" svg:stroke-width="0.1cm" svg:stroke-color="#e54b89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pr1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Insert_20_Picture-title">
      <style:graphic-properties fo:min-height="0cm" loext:decorative="false"/>
      <style:paragraph-properties style:writing-mode="lr-tb"/>
    </style:style>
    <style:style style:name="pr3" style:family="presentation" style:parent-style-name="Insert_20_Picture-outline1">
      <style:graphic-properties fo:min-height="0cm" loext:decorative="false"/>
      <style:paragraph-properties style:writing-mode="lr-tb"/>
    </style:style>
    <style:style style:name="pr4" style:family="presentation" style:parent-style-name="Insert_20_Picture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Content-subtitle">
      <style:graphic-properties draw:fill-color="#ffffff" fo:min-height="0cm" loext:decorative="false"/>
      <style:paragraph-properties style:writing-mode="lr-tb"/>
    </style:style>
    <style:style style:name="pr6" style:family="presentation" style:parent-style-name="Content-outline1">
      <style:graphic-properties fo:min-height="0cm" loext:decorative="false"/>
      <style:paragraph-properties style:writing-mode="lr-tb"/>
    </style:style>
    <style:style style:name="pr7" style:family="presentation" style:parent-style-name="Content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9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10" style:family="presentation" style:parent-style-name="Table_20_of_20_Content-title">
      <style:graphic-properties fo:min-height="0cm" loext:decorative="false"/>
      <style:paragraph-properties style:writing-mode="lr-tb"/>
    </style:style>
    <style:style style:name="pr11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Topic_20_Title_20_1-title">
      <style:graphic-properties fo:min-height="0cm" loext:decorative="false"/>
      <style:paragraph-properties style:writing-mode="lr-tb"/>
    </style:style>
    <style:style style:name="pr13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Content-subtitle">
      <style:graphic-properties draw:fill-color="#ffffff" draw:auto-grow-height="false" fo:min-height="0cm" loext:decorative="false"/>
      <style:paragraph-properties style:writing-mode="lr-tb"/>
    </style:style>
    <style:style style:name="pr15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16" style:family="presentation" style:parent-style-name="Sample_20_Article-title">
      <style:graphic-properties fo:min-height="0cm" loext:decorative="false"/>
      <style:paragraph-properties style:writing-mode="lr-tb"/>
    </style:style>
    <style:style style:name="pr17" style:family="presentation" style:parent-style-name="Sample_20_Article-outline1">
      <style:graphic-properties fo:min-height="0cm" loext:decorative="false"/>
      <style:paragraph-properties style:writing-mode="lr-tb"/>
    </style:style>
    <style:style style:name="pr18" style:family="presentation" style:parent-style-name="Sample_20_Article-subtitle">
      <style:graphic-properties draw:fill-color="#ffffff" fo:min-height="0cm" loext:decorative="false"/>
      <style:paragraph-properties style:writing-mode="lr-tb"/>
    </style:style>
    <style:style style:name="pr19" style:family="presentation" style:parent-style-name="Sample_20_Article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Topic_20_Title_20_2-title">
      <style:graphic-properties fo:min-height="0cm" loext:decorative="false"/>
      <style:paragraph-properties style:writing-mode="lr-tb"/>
    </style:style>
    <style:style style:name="pr21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r22" style:family="presentation" style:parent-style-name="Insert_20_Picture_20_1-title">
      <style:graphic-properties fo:min-height="0cm" loext:decorative="false"/>
      <style:paragraph-properties style:writing-mode="lr-tb"/>
    </style:style>
    <style:style style:name="pr23" style:family="presentation" style:parent-style-name="Insert_20_Picture_20_1-outline1">
      <style:graphic-properties fo:min-height="0cm" loext:decorative="false"/>
      <style:paragraph-properties style:writing-mode="lr-tb"/>
    </style:style>
    <style:style style:name="pr24" style:family="presentation" style:parent-style-name="Insert_20_Picture_20_1-notes">
      <style:graphic-properties draw:fill-color="#ffffff" draw:auto-grow-height="false" fo:min-height="0.101cm" loext:decorative="false"/>
      <style:paragraph-properties style:writing-mode="lr-tb"/>
    </style:style>
    <style:style style:name="pr25" style:family="presentation" style:parent-style-name="Topic_20_Title_20_3-title">
      <style:graphic-properties fo:min-height="0cm" loext:decorative="false"/>
      <style:paragraph-properties style:writing-mode="lr-tb"/>
    </style:style>
    <style:style style:name="pr26" style:family="presentation" style:parent-style-name="Topic_20_Title_20_3-notes">
      <style:graphic-properties draw:fill-color="#ffffff" draw:auto-grow-height="false" fo:min-height="0.101cm" loext:decorative="false"/>
      <style:paragraph-properties style:writing-mode="lr-tb"/>
    </style:style>
    <style:style style:name="pr27" style:family="presentation" style:parent-style-name="Content-subtitle">
      <style:graphic-properties draw:fill-color="#ffffff" draw:textarea-horizontal-align="right" fo:min-height="1cm" loext:decorative="false"/>
      <style:paragraph-properties style:writing-mode="lr-tb"/>
    </style:style>
    <style:style style:name="pr28" style:family="presentation" style:parent-style-name="Content-outline1">
      <style:graphic-properties draw:textarea-horizontal-align="right" draw:textarea-vertical-align="top" draw:auto-grow-height="false" fo:min-height="1.8cm" loext:decorative="false"/>
      <style:paragraph-properties style:writing-mode="lr-tb"/>
    </style:style>
    <style:style style:name="pr29" style:family="presentation" style:parent-style-name="Content-subtitle">
      <style:graphic-properties draw:fill-color="#ffffff" draw:textarea-horizontal-align="left" fo:min-height="1cm" loext:decorative="false"/>
      <style:paragraph-properties style:writing-mode="lr-tb"/>
    </style:style>
    <style:style style:name="pr30" style:family="presentation" style:parent-style-name="Content-outline1">
      <style:graphic-properties draw:textarea-horizontal-align="left" draw:textarea-vertical-align="top" draw:auto-grow-height="false" fo:min-height="1.8cm" loext:decorative="false"/>
      <style:paragraph-properties style:writing-mode="lr-tb"/>
    </style:style>
    <style:style style:name="pr31" style:family="presentation" style:parent-style-name="List_20_Content-subtitle">
      <style:graphic-properties draw:fill-color="#ffffff" draw:textarea-horizontal-align="left" draw:textarea-vertical-align="middle" draw:auto-grow-height="false" fo:min-height="1.2cm" loext:decorative="false"/>
      <style:paragraph-properties style:writing-mode="lr-tb"/>
    </style:style>
    <style:style style:name="pr32" style:family="presentation" style:parent-style-name="List_20_Content-outline1">
      <style:graphic-properties fo:min-height="0cm" loext:decorative="false"/>
      <style:paragraph-properties style:writing-mode="lr-tb"/>
    </style:style>
    <style:style style:name="pr33" style:family="presentation" style:parent-style-name="List_20_Content-notes">
      <style:graphic-properties draw:fill-color="#ffffff" draw:auto-grow-height="false" fo:min-height="0.101cm" loext:decorative="false"/>
      <style:paragraph-properties style:writing-mode="lr-tb"/>
    </style:style>
    <style:style style:name="pr34" style:family="presentation" style:parent-style-name="Greetings-title">
      <style:graphic-properties fo:min-height="0cm" loext:decorative="false"/>
      <style:paragraph-properties style:writing-mode="lr-tb"/>
    </style:style>
    <style:style style:name="pr35" style:family="presentation" style:parent-style-name="Greetings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7f59ae"/>
      <style:text-properties fo:color="#ffffff" loext:opacity="100%"/>
    </style:style>
    <style:style style:name="P4" style:family="paragraph">
      <loext:graphic-properties draw:fill="solid" draw:fill-color="#e54b89"/>
      <style:text-properties fo:color="#ffffff" loext:opacity="100%"/>
    </style:style>
    <style:style style:name="P5" style:family="paragraph">
      <loext:graphic-properties draw:fill="solid" draw:fill-color="#f8b622"/>
      <style:text-properties fo:color="#000000" loext:opacity="100%"/>
    </style:style>
    <style:style style:name="P6" style:family="paragraph">
      <loext:graphic-properties draw:fill="none" draw:fill-color="#ffffff"/>
      <style:text-properties fo:color="#7f59ae" loext:opacity="100%"/>
    </style:style>
    <style:style style:name="P7" style:family="paragraph">
      <loext:graphic-properties draw:fill="solid" draw:fill-color="#ffffff"/>
      <style:text-properties fo:color="#7f59ae" loext:opacity="100%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 draw:fill-color="#ffffff"/>
      <style:text-properties fo:color="#f8b622" loext:opacity="100%"/>
    </style:style>
    <style:style style:name="P11" style:family="paragraph">
      <loext:graphic-properties draw:fill="solid" draw:fill-color="#ffffff"/>
      <style:text-properties fo:color="#f8b622" loext:opacity="100%"/>
    </style:style>
    <style:style style:name="P12" style:family="paragraph">
      <loext:graphic-properties draw:fill-color="#ffffff"/>
      <style:text-properties fo:color="#60c4e4" loext:opacity="100%"/>
    </style:style>
    <style:style style:name="P13" style:family="paragraph">
      <loext:graphic-properties draw:fill-color="#ffffff"/>
      <style:text-properties fo:color="#f8b622" loext:opacity="100%"/>
    </style:style>
    <style:style style:name="P14" style:family="paragraph">
      <loext:graphic-properties draw:fill-color="#ffffff"/>
      <style:text-properties fo:color="#e54b89" loext:opacity="100%"/>
    </style:style>
    <style:style style:name="P15" style:family="paragraph">
      <loext:graphic-properties draw:fill="none"/>
      <style:text-properties fo:color="#7f59ae" loext:opacity="100%"/>
    </style:style>
    <style:style style:name="P16" style:family="paragraph">
      <loext:graphic-properties draw:fill="none"/>
      <style:text-properties fo:color="#f8b622" loext:opacity="100%"/>
    </style:style>
    <style:style style:name="P17" style:family="paragraph">
      <loext:graphic-properties draw:fill-color="#ffffff"/>
      <style:paragraph-properties fo:text-align="end"/>
      <style:text-properties fo:color="#60c4e4" loext:opacity="100%"/>
    </style:style>
    <style:style style:name="P18" style:family="paragraph">
      <loext:graphic-properties draw:fill-color="#ffffff"/>
      <style:paragraph-properties fo:text-align="start"/>
      <style:text-properties fo:color="#e54b89" loext:opacity="100%"/>
    </style:style>
    <style:style style:name="P19" style:family="paragraph">
      <loext:graphic-properties draw:fill-color="#ffffff"/>
      <style:paragraph-properties fo:text-align="end"/>
      <style:text-properties fo:color="#f8b622" loext:opacity="100%"/>
    </style:style>
    <style:style style:name="P20" style:family="paragraph">
      <loext:graphic-properties draw:fill="solid" draw:fill-color="#7f59ae" draw:opacity="50%"/>
      <style:text-properties fo:color="#ffffff" loext:opacity="100%"/>
    </style:style>
    <style:style style:name="P21" style:family="paragraph">
      <loext:graphic-properties draw:fill="solid" draw:fill-color="#ffffff" draw:opacity="50%"/>
      <style:text-properties fo:color="#ffffff" loext:opacity="100%"/>
    </style:style>
    <style:style style:name="P22" style:family="paragraph">
      <loext:graphic-properties draw:fill="solid" draw:fill-color="#f8b622" draw:opacity="50%"/>
      <style:text-properties fo:color="#000000" loext:opacity="100%"/>
    </style:style>
    <style:style style:name="P23" style:family="paragraph">
      <loext:graphic-properties draw:fill-color="#ffffff"/>
      <style:paragraph-properties fo:text-align="end"/>
    </style:style>
    <style:style style:name="P24" style:family="paragraph">
      <loext:graphic-properties draw:fill-color="#ffffff"/>
      <style:paragraph-properties fo:text-align="start"/>
      <style:text-properties fo:color="#f8b622" loext:opacity="100%"/>
    </style:style>
    <style:style style:name="P25" style:family="paragraph">
      <loext:graphic-properties draw:fill="bitmap" draw:fill-image-name="Bitmap_20_10" style:repeat="stretch"/>
    </style:style>
    <style:style style:name="P26" style:family="paragraph">
      <loext:graphic-properties draw:fill-color="#ffffff"/>
      <style:text-properties fo:font-size="20pt" style:font-size-asian="20pt" style:font-size-complex="20pt"/>
    </style:style>
    <style:style style:name="P27" style:family="paragraph"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draw:style-name="gr1" draw:text-style-name="P1" draw:layer="layout" svg:width="28cm" svg:height="15.8cm" svg:x="0cm" svg:y="0cm">
          <draw:image xlink:href="Pictures/100000000000028A0000011A926B28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ert_20_Picture" presentation:presentation-page-layout-name="AL2T1">
        <draw:frame presentation:style-name="pr2" draw:layer="layout" svg:width="11.6cm" svg:height="2.629cm" svg:x="1.4cm" svg:y="1.3cm" presentation:class="title">
          <draw:text-box>
            <text:p>Oracle NetSuite</text:p>
          </draw:text-box>
        </draw:frame>
        <draw:frame presentation:style-name="pr3" draw:layer="layout" svg:width="11.6cm" svg:height="10.2cm" svg:x="1.4cm" svg:y="4.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3T33">
        <draw:g draw:style-name="gr3">
          <draw:path draw:style-name="gr4" draw:text-style-name="P3" draw:layer="layout" svg:width="4.75cm" svg:height="0.7cm" svg:x="4.5cm" svg:y="7.5cm" svg:viewBox="0 0 4751 701" svg:d="M345 0c-191 0-345 155-345 351 0 194 154 350 345 350 115 0 230 0 346 0 69 0 138 0 207 0 1284 0 2569 0 3853 0 0-234 0-467 0-701-1284 0-2569 0-3853 0-69 0-138 0-207 0-116 0-231 0-346 0z">
            <text:p/>
          </draw:path>
          <draw:polygon draw:style-name="gr5" draw:layer="layout" svg:width="4.75cm" svg:height="0.7cm" svg:x="9.25cm" svg:y="7.5cm" svg:viewBox="0 0 4751 701" draw:points="0,0 4751,0 4751,701 0,701">
            <text:p/>
          </draw:polygon>
          <draw:polygon draw:style-name="gr6" draw:text-style-name="P4" draw:layer="layout" svg:width="4.75cm" svg:height="0.7cm" svg:x="14cm" svg:y="7.5cm" svg:viewBox="0 0 4751 701" draw:points="0,0 4751,0 4751,701 0,701">
            <text:p/>
          </draw:polygon>
          <draw:polygon draw:style-name="gr7" draw:text-style-name="P5" draw:layer="layout" svg:width="4.75cm" svg:height="0.7cm" svg:x="18.75cm" svg:y="7.5cm" svg:viewBox="0 0 4751 701" draw:points="0,0 4751,0 4751,701 0,701">
            <text:p/>
          </draw:polygon>
        </draw:g>
        <draw:g draw:style-name="gr8">
          <draw:custom-shape draw:style-name="gr4" draw:text-style-name="P3" draw:layer="layout" svg:width="2.6cm" svg:height="2.6cm" svg:x="8.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backgroundobjects" svg:x1="9.25cm" svg:y1="8.1cm" svg:x2="9.25cm" svg:y2="10.9cm">
            <text:p/>
          </draw:line>
          <draw:custom-shape draw:style-name="gr10" draw:text-style-name="P7" draw:layer="layout" svg:width="0.7cm" svg:height="0.7cm" svg:x="8.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2.6cm" svg:height="2.6cm" svg:x="7.9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5" draw:layer="layout" svg:width="2.6cm" svg:height="2.6cm" svg:x="12.9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backgroundobjects" svg:x1="14cm" svg:y1="7.5cm" svg:x2="14cm" svg:y2="4.7cm">
            <text:p/>
          </draw:line>
          <draw:custom-shape draw:style-name="gr12" draw:text-style-name="P9" draw:layer="layout" svg:width="0.7cm" svg:height="0.7cm" svg:x="13.6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2.6cm" svg:height="2.6cm" svg:x="12.7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6" draw:text-style-name="P4" draw:layer="layout" svg:width="2.6cm" svg:height="2.6cm" svg:x="17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backgroundobjects" svg:x1="18.75cm" svg:y1="8.1cm" svg:x2="18.75cm" svg:y2="10.9cm">
            <text:p/>
          </draw:line>
          <draw:custom-shape draw:style-name="gr14" draw:text-style-name="P9" draw:layer="layout" svg:width="0.7cm" svg:height="0.7cm" svg:x="18.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2.6cm" svg:height="2.6cm" svg:x="17.4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7" draw:text-style-name="P5" draw:layer="layout" svg:width="2.6cm" svg:height="2.6cm" svg:x="22.4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0" draw:layer="backgroundobjects" svg:x1="23.5cm" svg:y1="7.5cm" svg:x2="23.5cm" svg:y2="4.7cm">
            <text:p/>
          </draw:line>
          <draw:custom-shape draw:style-name="gr16" draw:text-style-name="P11" draw:layer="layout" svg:width="0.7cm" svg:height="0.7cm" svg:x="23.1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2.6cm" svg:height="2.6cm" svg:x="22.2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12" draw:layer="layout" svg:width="6cm" svg:height="1.8cm" svg:x="6.3cm" svg:y="1.7cm" presentation:class="subtitle" presentation:placeholder="true" presentation:user-transformed="true">
          <draw:text-box/>
        </draw:frame>
        <draw:frame presentation:style-name="pr6" draw:layer="layout" svg:width="6cm" svg:height="3cm" svg:x="6.3cm" svg:y="4cm" presentation:class="outline" presentation:placeholder="true" presentation:user-transformed="true">
          <draw:text-box/>
        </draw:frame>
        <draw:frame presentation:style-name="pr5" draw:text-style-name="P13" draw:layer="layout" svg:width="6cm" svg:height="1.8cm" svg:x="16cm" svg:y="1.7cm" presentation:class="subtitle" presentation:placeholder="true" presentation:user-transformed="true">
          <draw:text-box/>
        </draw:frame>
        <draw:frame presentation:style-name="pr6" draw:layer="layout" svg:width="6cm" svg:height="3cm" svg:x="16cm" svg:y="4cm" presentation:class="outline" presentation:placeholder="true" presentation:user-transformed="true">
          <draw:text-box/>
        </draw:frame>
        <draw:frame presentation:style-name="pr5" draw:text-style-name="P2" draw:layer="layout" svg:width="6cm" svg:height="1.8cm" svg:x="1.6cm" svg:y="12.8cm" presentation:class="subtitle" presentation:placeholder="true" presentation:user-transformed="true">
          <draw:text-box/>
        </draw:frame>
        <draw:frame presentation:style-name="pr6" draw:layer="layout" svg:width="6cm" svg:height="3cm" svg:x="1.6cm" svg:y="9cm" presentation:class="outline" presentation:placeholder="true" presentation:user-transformed="true">
          <draw:text-box/>
        </draw:frame>
        <draw:frame presentation:style-name="pr5" draw:text-style-name="P14" draw:layer="layout" svg:width="6cm" svg:height="1.8cm" svg:x="11cm" svg:y="12.8cm" presentation:class="subtitle" presentation:placeholder="true" presentation:user-transformed="true">
          <draw:text-box/>
        </draw:frame>
        <draw:frame presentation:style-name="pr6" draw:layer="layout" svg:width="6cm" svg:height="3cm" svg:x="11cm" svg:y="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able_20_of_20_Content" presentation:presentation-page-layout-name="AL4T19">
        <draw:g draw:style-name="gr8">
          <draw:custom-shape draw:style-name="gr17" draw:text-style-name="P3" draw:layer="layout" svg:width="1.365cm" svg:height="1.365cm" svg:x="11.335cm" svg:y="1.72cm">
            <text:p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5" draw:layer="layout" svg:x1="21.886cm" svg:y1="3.02cm" svg:x2="12cm" svg:y2="3.02cm">
            <text:p/>
          </draw:line>
        </draw:g>
        <draw:g draw:style-name="gr8">
          <draw:custom-shape draw:style-name="gr19" draw:layer="layout" svg:width="1.365cm" svg:height="1.365cm" svg:x="18.5cm" svg:y="4.6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layer="layout" svg:x1="9.144cm" svg:y1="5.9cm" svg:x2="19.036cm" svg:y2="5.9cm">
            <text:p/>
          </draw:line>
        </draw:g>
        <draw:g draw:style-name="gr8">
          <draw:custom-shape draw:style-name="gr21" draw:text-style-name="P4" draw:layer="layout" svg:width="1.365cm" svg:height="1.365cm" svg:x="11.335cm" svg:y="7.33cm">
            <text:p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layer="layout" svg:x1="21.886cm" svg:y1="8.63cm" svg:x2="12cm" svg:y2="8.63cm">
            <text:p/>
          </draw:line>
        </draw:g>
        <draw:g draw:style-name="gr8">
          <draw:custom-shape draw:style-name="gr23" draw:text-style-name="P5" draw:layer="layout" svg:width="1.365cm" svg:height="1.365cm" svg:x="18.5cm" svg:y="10.2cm">
            <text:p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layout" svg:x1="9.144cm" svg:y1="11.5cm" svg:x2="19.036cm" svg:y2="11.5cm">
            <text:p/>
          </draw:line>
        </draw:g>
        <draw:g draw:style-name="gr8">
          <draw:custom-shape draw:style-name="gr17" draw:text-style-name="P3" draw:layer="layout" svg:width="1.365cm" svg:height="1.365cm" svg:x="11.335cm" svg:y="12.66cm">
            <text:p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5" draw:layer="layout" svg:x1="21.886cm" svg:y1="13.96cm" svg:x2="12cm" svg:y2="13.96cm">
            <text:p/>
          </draw:line>
        </draw:g>
        <draw:frame presentation:style-name="pr8" draw:text-style-name="P2" draw:layer="layout" svg:width="8.7cm" svg:height="1.3cm" svg:x="13cm" svg:y="1.72cm" presentation:class="subtitle" presentation:placeholder="true" presentation:user-transformed="true">
          <draw:text-box/>
        </draw:frame>
        <draw:frame presentation:style-name="pr9" draw:text-style-name="P17" draw:layer="layout" svg:width="8.7cm" svg:height="1.3cm" svg:x="9.4cm" svg:y="4.6cm" presentation:class="subtitle" presentation:placeholder="true" presentation:user-transformed="true">
          <draw:text-box/>
        </draw:frame>
        <draw:frame presentation:style-name="pr9" draw:text-style-name="P18" draw:layer="layout" svg:width="8.7cm" svg:height="1.3cm" svg:x="13cm" svg:y="7.33cm" presentation:class="subtitle" presentation:placeholder="true" presentation:user-transformed="true">
          <draw:text-box/>
        </draw:frame>
        <draw:frame presentation:style-name="pr9" draw:text-style-name="P19" draw:layer="layout" svg:width="8.7cm" svg:height="1.3cm" svg:x="9.4cm" svg:y="10.2cm" presentation:class="subtitle" presentation:placeholder="true" presentation:user-transformed="true">
          <draw:text-box/>
        </draw:frame>
        <draw:frame presentation:style-name="pr8" draw:text-style-name="P2" draw:layer="layout" svg:width="8.7cm" svg:height="1.3cm" svg:x="13cm" svg:y="12.66cm" presentation:class="subtitle" presentation:placeholder="true" presentation:user-transformed="true">
          <draw:text-box/>
        </draw:frame>
        <draw:frame presentation:style-name="pr10" draw:layer="layout" svg:width="13.75cm" svg:height="3.125cm" draw:transform="rotate (-1.5707963267949) translate (26.69cm 1cm)" presentation:class="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opic_20_Title_20_1" presentation:presentation-page-layout-name="AL4T19">
        <draw:custom-shape draw:style-name="gr17" draw:text-style-name="P3" draw:layer="layout" svg:width="3.111cm" svg:height="3.111cm" svg:x="9.8cm" svg:y="5cm">
          <text:p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2" draw:layer="layout" svg:width="12cm" svg:height="3cm" svg:x="13cm" svg:y="4.75cm" presentation:class="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33">
        <draw:path draw:style-name="gr7" draw:text-style-name="P5" draw:layer="layout" svg:width="4.883cm" svg:height="2.44cm" svg:x="17.723cm" svg:y="5.434cm" svg:viewBox="0 0 4884 2441" svg:d="M0 0c0 814 0 1627 0 2441 243 0 487 0 730 0 0-571 0-1141 0-1712 1142 0 2283 0 3425 0 0 571 0 1141 0 1712 243 0 486 0 729 0 0-814 0-1627 0-2441-1628 0-3256 0-4884 0z">
          <text:p/>
        </draw:path>
        <draw:g draw:style-name="gr8">
          <draw:line draw:style-name="gr25" draw:text-style-name="P11" draw:layer="layout" svg:x1="20.23cm" svg:y1="5.434cm" svg:x2="20.23cm" svg:y2="4.206cm">
            <text:p/>
          </draw:line>
          <draw:custom-shape draw:style-name="gr7" draw:text-style-name="P5" draw:layer="layout" svg:width="0.5cm" svg:height="0.5cm" svg:x="19.98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1" draw:layer="layout" svg:width="0.75cm" svg:height="0.75cm" svg:x="19.85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6" draw:text-style-name="P4" draw:layer="layout" svg:width="4.883cm" svg:height="2.972cm" svg:x="13.57cm" svg:y="7.344cm" svg:viewBox="0 0 4884 2973" svg:d="M0 531c0 814 0 1628 0 2442 1628 0 3256 0 4884 0 0-814 0-1628 0-2442-121-177-242-354-363-531-122 177-245 354-367 531 0 571 0 1142 0 1713-1141 0-2283 0-3424 0 0-571 0-1142 0-1713-243 0-487 0-730 0z">
          <text:p/>
        </draw:path>
        <draw:g draw:style-name="gr8">
          <draw:line draw:style-name="gr26" draw:text-style-name="P9" draw:layer="layout" svg:x1="16cm" svg:y1="10.31cm" svg:x2="16cm" svg:y2="11.54cm">
            <text:p/>
          </draw:line>
          <draw:custom-shape draw:style-name="gr6" draw:text-style-name="P4" draw:layer="layout" svg:width="0.5cm" svg:height="0.5cm" svg:x="15.7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9" draw:layer="layout" svg:width="0.75cm" svg:height="0.75cm" svg:x="15.6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layer="layout" svg:width="4.883cm" svg:height="2.92cm" svg:x="9.416cm" svg:y="5.434cm" svg:viewBox="0 0 4884 2921" svg:d="M0 0c0 814 0 1627 0 2441 243 0 486 0 729 0 0-571 0-1141 0-1712 1142 0 2283 0 3425 0 0 571 0 1141 0 1712 118 160 237 320 355 480 125-160 250-320 375-480 0-814 0-1627 0-2441-1628 0-3256 0-4884 0z">
          <text:p/>
        </draw:path>
        <draw:g draw:style-name="gr8">
          <draw:line draw:style-name="gr27" draw:text-style-name="P9" draw:layer="layout" svg:x1="11.9cm" svg:y1="5.434cm" svg:x2="11.9cm" svg:y2="4.206cm">
            <text:p/>
          </draw:line>
          <draw:custom-shape draw:style-name="gr5" draw:layer="layout" svg:width="0.5cm" svg:height="0.5cm" svg:x="11.65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9" draw:layer="layout" svg:width="0.75cm" svg:height="0.75cm" svg:x="11.52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3" draw:layer="layout" svg:width="4.882cm" svg:height="2.888cm" svg:x="5.262cm" svg:y="7.428cm" svg:viewBox="0 0 4883 2889" svg:d="M0 447c0 814 0 1628 0 2442 1628 0 3255 0 4883 0 0-814 0-1628 0-2442-122-149-244-298-366-447-121 149-242 298-363 447 0 571 0 1142 0 1713-1142 0-2283 0-3425 0 0-571 0-1142 0-1713-243 0-486 0-729 0z">
          <text:p/>
        </draw:path>
        <draw:g draw:style-name="gr8">
          <draw:line draw:style-name="gr28" draw:text-style-name="P7" draw:layer="layout" svg:x1="7.7cm" svg:y1="10.31cm" svg:x2="7.7cm" svg:y2="11.54cm">
            <text:p/>
          </draw:line>
          <draw:custom-shape draw:style-name="gr4" draw:text-style-name="P3" draw:layer="layout" svg:width="0.5cm" svg:height="0.5cm" svg:x="7.4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7" draw:layer="layout" svg:width="0.75cm" svg:height="0.75cm" svg:x="7.3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28" draw:text-style-name="P7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25" draw:text-style-name="P11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2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draw:layer="layout" svg:width="0.6cm" svg:height="0.6cm" svg:x="21.95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6" draw:layer="layout" svg:width="5.5cm" svg:height="3.457cm" svg:x="4.9cm" svg:y="11.7cm" presentation:class="outline" presentation:placeholder="true" presentation:user-transformed="true">
          <draw:text-box/>
        </draw:frame>
        <draw:frame presentation:style-name="pr6" draw:layer="layout" svg:width="5.5cm" svg:height="3.457cm" svg:x="13.1cm" svg:y="11.7cm" presentation:class="outline" presentation:placeholder="true" presentation:user-transformed="true">
          <draw:text-box/>
        </draw:frame>
        <draw:frame presentation:style-name="pr6" draw:layer="layout" svg:width="5.5cm" svg:height="3.457cm" svg:x="8.9cm" svg:y="0.7cm" presentation:class="outline" presentation:placeholder="true" presentation:user-transformed="true">
          <draw:text-box/>
        </draw:frame>
        <draw:frame presentation:style-name="pr6" draw:layer="layout" svg:width="5.5cm" svg:height="3.457cm" svg:x="17.5cm" svg:y="0.7cm" presentation:class="outline" presentation:placeholder="true" presentation:user-transformed="true">
          <draw:text-box/>
        </draw:frame>
        <draw:frame presentation:style-name="pr14" draw:text-style-name="P23" draw:layer="layout" svg:width="4cm" svg:height="3cm" svg:x="0.9cm" svg:y="6.3cm" presentation:class="subtitle" presentation:placeholder="true" presentation:user-transformed="true">
          <draw:text-box/>
        </draw:frame>
        <draw:frame presentation:style-name="pr14" draw:text-style-name="P24" draw:layer="layout" svg:width="4cm" svg:height="3cm" svg:x="23cm" svg:y="6.3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ample_20_Article" presentation:presentation-page-layout-name="AL3T33">
        <draw:frame presentation:style-name="pr16" draw:layer="backgroundobjects" svg:width="25.2cm" svg:height="2.629cm" svg:x="1.4cm" svg:y="0.628cm" presentation:class="title" presentation:placeholder="true">
          <draw:text-box/>
        </draw:frame>
        <draw:path draw:style-name="gr32" draw:text-style-name="P9" draw:layer="layout" svg:width="1.291cm" svg:height="1.228cm" svg:x="2.855cm" svg:y="4.675cm" svg:viewBox="0 0 1292 1229" svg:d="M1045 1229c-133-71-266-143-399-214-133 71-266 142-399 213 27-148 53-297 80-445-109-105-218-209-327-314 150-21 299-41 449-62 66-136 131-271 197-407 66 136 132 271 198 407 149 21 299 41 448 62-109 105-218 209-327 314 27 149 53 297 80 446z">
          <text:p/>
        </draw:path>
        <draw:path draw:style-name="gr32" draw:text-style-name="P9" draw:layer="layout" svg:width="0.981cm" svg:height="1.279cm" svg:x="10.011cm" svg:y="4.649cm" svg:viewBox="0 0 982 1280" svg:d="M640 0c-112 0-223 30-320 86s-178 137-234 234-86 208-86 320 30 223 86 320 137 178 234 234 208 86 320 86 222-30 319-86c8-4 15-9 23-13-30 4-60 7-90 7-100 0-198-26-284-76s-158-122-208-208-76-184-76-284 26-198 76-284 122-158 208-208 184-76 284-76c-80-34-166-52-252-52z">
          <text:p/>
        </draw:path>
        <draw:path draw:style-name="gr32" draw:text-style-name="P9" draw:layer="layout" svg:width="1.422cm" svg:height="1.423cm" svg:x="16.79cm" svg:y="4.577cm" svg:viewBox="0 0 1423 1424" svg:d="M802 1424c-61-123-123-247-184-370-115 75-231 150-346 225 44-130 88-261 132-391-135-29-269-57-404-86 123-61 246-123 369-184-75-115-150-231-225-346 131 44 261 88 392 132 28-135 57-269 85-404 61 123 123 247 184 370 115-75 231-151 346-226-44 131-88 261-132 392 135 28 269 57 404 85-123 61-247 123-370 184 75 115 151 231 226 346-131-44-261-88-392-132-28 135-57 270-85 405z">
          <text:p/>
        </draw:path>
        <draw:path draw:style-name="gr32" draw:text-style-name="P9" draw:layer="layout" svg:width="1.671cm" svg:height="1.103cm" svg:x="23.664cm" svg:y="4.737cm" svg:viewBox="0 0 1672 1104" svg:d="M690 258c59-366 743-349 683 89 692 186 12 979-345 531-411 433-868 178-1010-215-102-281 233-734 672-405z">
          <text:p/>
        </draw:path>
        <draw:frame presentation:style-name="pr17" draw:layer="layout" svg:width="6.3cm" svg:height="5cm" svg:x="0.35cm" svg:y="8.3cm" presentation:class="outline" presentation:placeholder="true" presentation:user-transformed="true">
          <draw:text-box/>
        </draw:frame>
        <draw:frame presentation:style-name="pr17" draw:layer="layout" svg:width="6.3cm" svg:height="5cm" svg:x="7.35cm" svg:y="8.3cm" presentation:class="outline" presentation:placeholder="true" presentation:user-transformed="true">
          <draw:text-box/>
        </draw:frame>
        <draw:frame presentation:style-name="pr17" draw:layer="layout" svg:width="6.3cm" svg:height="5cm" svg:x="14.35cm" svg:y="8.3cm" presentation:class="outline" presentation:placeholder="true" presentation:user-transformed="true">
          <draw:text-box/>
        </draw:frame>
        <draw:frame presentation:style-name="pr17" draw:layer="layout" svg:width="6.3cm" svg:height="5cm" svg:x="21.35cm" svg:y="8.3cm" presentation:class="outline" presentation:placeholder="true" presentation:user-transformed="true">
          <draw:text-box/>
        </draw:frame>
        <draw:frame presentation:style-name="pr18" draw:text-style-name="P2" draw:layer="layout" svg:width="6.3cm" svg:height="1.8cm" svg:x="0.35cm" svg:y="6cm" presentation:class="subtitle" presentation:placeholder="true" presentation:user-transformed="true">
          <draw:text-box/>
        </draw:frame>
        <draw:frame presentation:style-name="pr18" draw:text-style-name="P2" draw:layer="layout" svg:width="6.3cm" svg:height="1.8cm" svg:x="7.35cm" svg:y="6cm" presentation:class="subtitle" presentation:placeholder="true" presentation:user-transformed="true">
          <draw:text-box/>
        </draw:frame>
        <draw:frame presentation:style-name="pr18" draw:text-style-name="P2" draw:layer="layout" svg:width="6.3cm" svg:height="1.8cm" svg:x="14.35cm" svg:y="6cm" presentation:class="subtitle" presentation:placeholder="true" presentation:user-transformed="true">
          <draw:text-box/>
        </draw:frame>
        <draw:frame presentation:style-name="pr18" draw:text-style-name="P2" draw:layer="layout" svg:width="6.3cm" svg:height="1.8cm" svg:x="21.35cm" svg:y="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Topic_20_Title_20_2" presentation:presentation-page-layout-name="AL4T19">
        <draw:custom-shape draw:style-name="gr23" draw:text-style-name="P5" draw:layer="layout" svg:width="3.111cm" svg:height="3.111cm" svg:x="1.25cm" svg:y="5cm">
          <text:p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layer="layout" svg:width="12cm" svg:height="3cm" svg:x="5cm" svg:y="4.75cm" presentation:class="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ert_20_Picture_20_1" presentation:presentation-page-layout-name="AL2T1">
        <draw:polygon draw:style-name="gr33" draw:text-style-name="P25" draw:layer="backgroundobjects" svg:width="11.5cm" svg:height="11.5cm" svg:x="1.35cm" svg:y="2.15cm" svg:viewBox="0 0 11501 11501" draw:points="0,0 11501,0 11501,11501 0,11501">
          <text:p/>
        </draw:polygon>
        <draw:frame presentation:style-name="pr22" draw:layer="layout" svg:width="12cm" svg:height="2.629cm" svg:x="14.5cm" svg:y="1.3cm" presentation:class="title" presentation:placeholder="true">
          <draw:text-box/>
        </draw:frame>
        <draw:frame presentation:style-name="pr23" draw:layer="layout" svg:width="12cm" svg:height="10.2cm" svg:x="14.5cm" svg:y="4.3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Topic_20_Title_20_3" presentation:presentation-page-layout-name="AL4T19">
        <draw:custom-shape draw:style-name="gr23" draw:text-style-name="P5" draw:layer="layout" svg:width="3.111cm" svg:height="3.111cm" svg:x="1.25cm" svg:y="5cm">
          <text:p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layer="layout" svg:width="12cm" svg:height="3cm" svg:x="5cm" svg:y="4.75cm" presentation:class="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Content">
        <draw:g draw:style-name="gr8">
          <draw:path draw:style-name="gr34" draw:layer="layout" svg:width="1.913cm" svg:height="2.886cm" svg:x="12.087cm" svg:y="5.064cm" svg:viewBox="0 0 1914 2887" svg:d="M0 704c236-207 505-374 795-496 259-108 532-178 811-208 103 962 206 1925 308 2887-638-728-1276-1456-1914-2183z">
            <text:p/>
          </draw:path>
          <draw:path draw:style-name="gr4" draw:text-style-name="P3" draw:layer="layout" svg:width="2.896cm" svg:height="1.822cm" svg:x="11.104cm" svg:y="6.128cm" svg:viewBox="0 0 2897 1823" svg:d="M0 1633c21-313 92-621 212-912 106-260 250-503 426-721 753 608 1506 1215 2259 1823-965-63-1932-127-2897-190z">
            <text:p/>
          </draw:path>
          <draw:path draw:style-name="gr35" draw:layer="layout" svg:width="2.886cm" svg:height="1.913cm" svg:x="11.114cm" svg:y="7.95cm" svg:viewBox="0 0 2887 1914" svg:d="M704 1914c-207-236-374-504-496-794-108-260-178-532-208-812 962-103 1925-206 2887-308-728 638-1456 1276-2183 1914z">
            <text:p/>
          </draw:path>
          <draw:path draw:style-name="gr5" draw:layer="layout" svg:width="1.823cm" svg:height="2.896cm" svg:x="12.177cm" svg:y="7.95cm" svg:viewBox="0 0 1824 2897" svg:d="M1634 2897c-314-21-621-92-913-212-259-106-502-250-721-426 608-753 1216-1506 1824-2259-63 965-127 1932-190 2897z">
            <text:p/>
          </draw:path>
          <draw:path draw:style-name="gr36" draw:layer="layout" svg:width="1.913cm" svg:height="2.885cm" svg:x="14cm" svg:y="7.95cm" svg:viewBox="0 0 1914 2886" svg:d="M1914 2182c-236 207-504 375-794 496-260 108-532 178-812 208-103-962-206-1924-308-2886 638 728 1276 1454 1914 2182z">
            <text:p/>
          </draw:path>
          <draw:path draw:style-name="gr6" draw:text-style-name="P4" draw:layer="layout" svg:width="2.896cm" svg:height="1.822cm" svg:x="14cm" svg:y="7.95cm" svg:viewBox="0 0 2897 1823" svg:d="M2897 189c-21 314-92 622-212 913-106 260-250 503-426 721-753-608-1506-1215-2259-1823 965 63 1932 126 2897 189z">
            <text:p/>
          </draw:path>
          <draw:path draw:style-name="gr37" draw:layer="layout" svg:width="2.885cm" svg:height="1.913cm" svg:x="14cm" svg:y="6.037cm" svg:viewBox="0 0 2886 1914" svg:d="M2182 0c207 236 374 505 496 795 107 259 178 532 208 811-962 103-1924 206-2886 308 728-638 1454-1276 2182-1914z">
            <text:p/>
          </draw:path>
          <draw:path draw:style-name="gr7" draw:text-style-name="P5" draw:layer="layout" svg:width="1.822cm" svg:height="2.895cm" svg:x="14cm" svg:y="5.055cm" svg:viewBox="0 0 1823 2896" svg:d="M189 0c314 20 622 92 913 211 260 106 503 250 721 426-608 753-1215 1506-1823 2259 63-965 126-1931 189-2896z">
            <text:p/>
          </draw:path>
          <draw:custom-shape draw:style-name="gr38" draw:layer="layout" svg:width="5.2cm" svg:height="5.2cm" svg:x="11.4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8">
            <draw:custom-shape draw:style-name="gr7" draw:text-style-name="P5" draw:layer="layout" svg:width="0.3cm" svg:height="0.3cm" svg:x="12.8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7" draw:layer="layout" svg:width="0.3cm" svg:height="0.3cm" svg:x="13.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cm" svg:height="0.3cm" svg:x="13.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6" draw:layer="layout" svg:width="0.3cm" svg:height="0.3cm" svg:x="13.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5" draw:layer="layout" svg:width="0.3cm" svg:height="0.3cm" svg:x="1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5" draw:layer="layout" svg:width="0.3cm" svg:height="0.3cm" svg:x="14.3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cm" svg:height="0.3cm" svg:x="14.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4" draw:layer="layout" svg:width="0.3cm" svg:height="0.3cm" svg:x="14.9cm" svg:y="9cm">
              <text:p/>
              <draw:enhanced-geometry svg:viewBox="0 0 21600 21600" draw:type="rectangle" draw:enhanced-path="M 0 0 L 21600 0 21600 21600 0 21600 0 0 Z N"/>
            </draw:custom-shape>
          </draw:g>
        </draw:g>
        <draw:polyline draw:style-name="gr18" draw:text-style-name="P15" draw:layer="layout" svg:width="2.985cm" svg:height="2.504cm" draw:transform="rotate (2.0003218557107) translate (10.4666568017921cm 6.22212994720063cm)" svg:viewBox="0 0 2986 2505" draw:points="0,2505 1178,2438 2986,0">
          <text:p/>
        </draw:polyline>
        <draw:line draw:style-name="gr18" draw:text-style-name="P15" draw:layer="layout" svg:x1="11.01cm" svg:y1="6.9cm" svg:x2="8.13cm" svg:y2="6.7cm">
          <text:p/>
        </draw:line>
        <draw:line draw:style-name="gr18" draw:text-style-name="P15" draw:layer="layout" svg:x1="11.15cm" svg:y1="9.28cm" svg:x2="9.3cm" svg:y2="9.3cm">
          <text:p/>
        </draw:line>
        <draw:polyline draw:style-name="gr18" draw:text-style-name="P15" draw:layer="layout" svg:width="1.14cm" svg:height="4.432cm" draw:transform="rotate (2.0003218557107) translate (9.14905193283967cm 13.4361251357045cm)" svg:viewBox="0 0 1141 4433" draw:points="846,4433 0,3588 1141,0">
          <text:p/>
        </draw:polyline>
        <draw:polyline draw:style-name="gr18" draw:text-style-name="P15" draw:layer="layout" svg:width="3.448cm" svg:height="3.294cm" draw:transform="rotate (2.0003218557107) translate (16.7554763590685cm 13.9000902584477cm)" svg:viewBox="0 0 3449 3295" draw:points="3449,0 2240,214 0,3295">
          <text:p/>
        </draw:polyline>
        <draw:line draw:style-name="gr18" draw:text-style-name="P15" draw:layer="layout" svg:x1="16.9cm" svg:y1="9.11cm" svg:x2="19cm" svg:y2="9.3cm">
          <text:p/>
        </draw:line>
        <draw:line draw:style-name="gr18" draw:text-style-name="P15" draw:layer="layout" svg:x1="16.9cm" svg:y1="6.7cm" svg:x2="20cm" svg:y2="6.5cm">
          <text:p/>
        </draw:line>
        <draw:polyline draw:style-name="gr18" draw:text-style-name="P15" draw:layer="layout" svg:width="0.678cm" svg:height="4.163cm" draw:transform="rotate (2.0003218557107) translate (15.3399364746349cm 5.29019458622672cm)" svg:viewBox="0 0 679 4164" draw:points="266,0 679,957 0,4164">
          <text:p/>
        </draw:polyline>
        <draw:g draw:style-name="gr8">
          <draw:custom-shape draw:style-name="gr39" draw:text-style-name="P15" draw:layer="layout" svg:width="3cm" svg:height="2.598cm" draw:transform="rotate (-1.5707963267949) translate (10.7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4" draw:layer="layout" svg:width="2.6cm" svg:height="2.252cm" draw:transform="rotate (-1.5707963267949) translate (10.5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path draw:style-name="gr40" draw:layer="layout" svg:width="0.887cm" svg:height="0.682cm" svg:x="8.957cm" svg:y="3.26cm" svg:viewBox="0 0 888 683" svg:d="M0 0c0 227 0 456 0 683 296 0 592 0 888 0">
              <text:p/>
            </draw:path>
            <draw:path draw:style-name="gr41" draw:layer="layout" svg:width="0.635cm" svg:height="0.438cm" svg:x="9.092cm" svg:y="3.369cm" svg:viewBox="0 0 636 439" svg:d="M0 439c84-83 167-167 251-250 14 51 27 102 41 154 115-115 229-228 344-343">
              <text:p/>
            </draw:path>
          </draw:g>
        </draw:g>
        <draw:g draw:style-name="gr8">
          <draw:custom-shape draw:style-name="gr39" draw:text-style-name="P15" draw:layer="layout" svg:width="3cm" svg:height="2.598cm" draw:transform="rotate (-1.5707963267949) translate (9.45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4" draw:text-style-name="P3" draw:layer="layout" svg:width="2.6cm" svg:height="2.252cm" draw:transform="rotate (-1.5707963267949) translate (9.27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path draw:style-name="gr38" draw:layer="layout" svg:width="0.126cm" svg:height="0.126cm" svg:x="8.152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38" draw:layer="layout" svg:width="0.126cm" svg:height="0.126cm" svg:x="8.329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38" draw:layer="layout" svg:width="0.126cm" svg:height="0.126cm" svg:x="8.496cm" svg:y="6.422cm" svg:viewBox="0 0 127 127" svg:d="M127 63c0 11-4 23-9 32-6 10-14 18-24 24-10 5-20 8-30 8-12 0-22-3-32-8-10-6-17-14-23-24-6-9-9-21-9-32s3-22 9-32c5-9 13-18 23-23 10-6 20-8 32-8 10 0 20 2 30 8 10 5 19 14 24 23 6 10 9 21 9 32z">
              <text:p/>
            </draw:path>
            <draw:path draw:style-name="gr40" draw:layer="layout" svg:width="1.03cm" svg:height="0.713cm" svg:x="7.793cm" svg:y="6.185cm" svg:viewBox="0 0 1031 714" svg:d="M268 0c-148 0-268 120-268 268 0 14 0 29 0 43 0 149 120 268 268 268 62 0 122 0 183 0 55 45 111 90 166 135 0-45 0-90 0-135 48 0 97 0 146 0 148 0 268-119 268-268 0-14 0-29 0-43 0-148-120-268-268-268-165 0-330 0-495 0z">
              <text:p/>
            </draw:path>
            <draw:path draw:style-name="gr38" draw:layer="layout" svg:width="0.782cm" svg:height="0.782cm" svg:x="7.493cm" svg:y="6.037cm" svg:viewBox="0 0 783 783" svg:d="M783 392c0 69-18 136-52 196-35 59-84 109-143 143-60 34-128 52-196 52-69 0-137-18-196-52-60-34-109-84-144-143-35-60-52-127-52-196s17-137 52-196c35-60 84-109 144-144 59-34 127-52 196-52 68 0 136 18 196 52 59 35 108 84 143 144 34 59 52 127 52 196z">
              <text:p/>
            </draw:path>
            <draw:path draw:style-name="gr38" draw:layer="layout" svg:width="0.231cm" svg:height="0.231cm" svg:x="7.681cm" svg:y="6.734cm" svg:viewBox="0 0 232 232" svg:d="M0 232c77-77 155-155 232-232-77 0-155 0-232 0 0 77 0 155 0 232z">
              <text:p/>
            </draw:path>
            <draw:path draw:style-name="gr4" draw:text-style-name="P3" draw:layer="layout" svg:width="0.126cm" svg:height="0.126cm" svg:x="7.63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4" draw:text-style-name="P3" draw:layer="layout" svg:width="0.126cm" svg:height="0.126cm" svg:x="7.806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4" draw:text-style-name="P3" draw:layer="layout" svg:width="0.126cm" svg:height="0.126cm" svg:x="7.974cm" svg:y="6.384cm" svg:viewBox="0 0 127 127" svg:d="M127 64c0 10-3 21-8 30-6 10-14 19-24 24-9 5-22 9-32 9-11 0-22-4-32-9-9-5-17-14-23-24-6-9-8-20-8-30 0-12 3-23 8-33 6-9 14-16 23-22 10-6 21-9 32-9s23 3 32 9c10 6 18 13 24 22 5 10 8 21 8 33z">
              <text:p/>
            </draw:path>
          </draw:g>
        </draw:g>
        <draw:g draw:style-name="gr8">
          <draw:custom-shape draw:style-name="gr42" draw:layer="layout" svg:width="3cm" svg:height="2.598cm" draw:transform="rotate (-1.5707963267949) translate (10.6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5" draw:layer="layout" svg:width="2.6cm" svg:height="2.252cm" draw:transform="rotate (-1.5707963267949) translate (10.4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path draw:style-name="gr38" draw:layer="layout" svg:width="0.736cm" svg:height="0.893cm" svg:x="8.933cm" svg:y="8.79cm" svg:viewBox="0 0 737 894" svg:d="M369 0c-204 0-369 165-369 369 0 73 22 146 64 206h-1c20 55 135 213 139 318 106 0 212 1 317 1 4-100 84-217 131-285 57-68 87-153 87-240 0-204-164-369-368-369z">
              <text:p/>
            </draw:path>
            <draw:path draw:style-name="gr4" draw:text-style-name="P3" draw:layer="layout" svg:width="0.511cm" svg:height="0.081cm" svg:x="9.037cm" svg:y="9.681cm" svg:viewBox="0 0 512 82" svg:d="M255 82c72 0 144 0 215 0 23 0 42-18 42-41s-19-41-42-41c-143 0-285 0-429 0-23 0-41 18-41 41s18 41 41 41c72 0 143 0 214 0z">
              <text:p/>
            </draw:path>
            <draw:path draw:style-name="gr4" draw:text-style-name="P3" draw:layer="layout" svg:width="0.327cm" svg:height="0.123cm" svg:x="9.126cm" svg:y="9.879cm" svg:viewBox="0 0 328 124" svg:d="M164 124c34 0 68 0 102 0s62-28 62-62c0-35-28-62-62-62-68 0-136 0-204 0-34 0-62 27-62 62 0 34 28 62 62 62s68 0 102 0z">
              <text:p/>
            </draw:path>
            <draw:path draw:style-name="gr4" draw:text-style-name="P3" draw:layer="layout" svg:width="0.418cm" svg:height="0.081cm" svg:x="9.082cm" svg:y="9.782cm" svg:viewBox="0 0 419 82" svg:d="M210 82c56 0 112 0 168 0 22 0 41-18 41-41s-19-41-41-41c-112 0-225 0-337 0-23 0-41 18-41 41s18 41 41 41c56 0 113 0 169 0z">
              <text:p/>
            </draw:path>
          </draw:g>
        </draw:g>
        <draw:g draw:style-name="gr8">
          <draw:custom-shape draw:style-name="gr42" draw:layer="layout" svg:width="3cm" svg:height="2.598cm" draw:transform="rotate (-1.5707963267949) translate (9.95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5" draw:layer="layout" svg:width="2.6cm" svg:height="2.252cm" draw:transform="rotate (-1.5707963267949) translate (9.777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path draw:style-name="gr38" draw:layer="layout" svg:width="0.836cm" svg:height="0.836cm" svg:x="8.2cm" svg:y="12.014cm" svg:viewBox="0 0 837 837" svg:d="M837 419c0 73-19 145-56 209s-89 116-153 153c-16 9-33 18-51 25-50 20-104 31-158 31-74 0-146-19-210-56-32-18-62-42-88-68s-48-55-65-85c-37-64-56-136-56-209 0-57 11-113 33-165 7-15 14-30 23-45 36-63 89-116 153-153 63-37 136-56 210-56 2 0 3 0 6 0-2 140-4 279-6 419 139 0 279 0 418 0z">
              <text:p/>
            </draw:path>
            <draw:path draw:style-name="gr4" draw:text-style-name="P3" draw:layer="layout" svg:width="0.421cm" svg:height="0.426cm" svg:x="8.682cm" svg:y="11.952cm" svg:viewBox="0 0 422 427" svg:d="M0 0c8 0 16 1 24 1 72 4 144 26 206 65 25 17 50 36 72 58 29 31 55 65 74 102 32 63 47 132 46 201-140-3-279-6-419-8 0-140-2-279-3-419z">
              <text:p/>
            </draw:path>
          </draw:g>
        </draw:g>
        <draw:g draw:style-name="gr8">
          <draw:custom-shape draw:style-name="gr43" draw:layer="layout" svg:width="3cm" svg:height="2.598cm" draw:transform="rotate (-1.5707963267949) translate (20.998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6" draw:layer="layout" svg:width="2.6cm" svg:height="2.252cm" draw:transform="rotate (-1.5707963267949) translate (20.825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path draw:style-name="gr4" draw:text-style-name="P3" draw:layer="layout" svg:width="0.767cm" svg:height="0.637cm" svg:x="19.315cm" svg:y="12.363cm" svg:viewBox="0 0 768 638" svg:d="M381 0c-211 0-381 179-381 402 0 62 0 125 0 187 0 17 1 33 3 49 254-1 508-1 762-1 2-16 3-32 3-48 0-62 0-125 0-187 0-223-170-402-381-402-2 0-4 0-6 0z">
              <text:p/>
            </draw:path>
            <draw:path draw:style-name="gr38" draw:layer="layout" svg:width="0.482cm" svg:height="0.517cm" svg:x="19.458cm" svg:y="11.802cm" svg:viewBox="0 0 483 518" svg:d="M483 259c0 45-12 90-33 129-21 40-51 73-88 96-37 22-79 34-121 34s-84-12-120-34c-37-23-68-56-89-96-21-39-32-84-32-129 0-46 11-90 32-130 21-39 52-72 89-95 36-23 78-34 120-34s84 11 121 34 67 56 88 95c21 40 33 84 33 130z">
              <text:p/>
            </draw:path>
            <draw:path draw:style-name="gr38" draw:layer="layout" svg:width="0.156cm" svg:height="0.091cm" svg:x="19.617cm" svg:y="12.358cm" svg:viewBox="0 0 157 92" svg:d="M0 13c27 27 55 53 82 79 26-26 50-52 75-79-49-20-102-15-157 0z">
              <text:p/>
            </draw:path>
            <draw:path draw:style-name="gr38" draw:layer="layout" svg:width="0.132cm" svg:height="0.353cm" svg:x="19.636cm" svg:y="12.491cm" svg:viewBox="0 0 133 354" svg:d="M67 0c22 101 44 200 66 301-23 17-46 36-68 53-22-17-43-36-65-53 23-101 45-200 67-301z">
              <text:p/>
            </draw:path>
          </draw:g>
        </draw:g>
        <draw:g draw:style-name="gr8">
          <draw:custom-shape draw:style-name="gr43" draw:layer="layout" svg:width="3cm" svg:height="2.598cm" draw:transform="rotate (-1.5707963267949) translate (20.2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6" draw:text-style-name="P4" draw:layer="layout" svg:width="2.6cm" svg:height="2.252cm" draw:transform="rotate (-1.5707963267949) translate (20.0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path draw:style-name="gr38" draw:layer="layout" svg:width="0.2cm" svg:height="0.2cm" svg:x="18.553cm" svg:y="9.483cm" svg:viewBox="0 0 201 201" svg:d="M200 119c-4 17-12 33-22 47-11 13-25 23-43 30-15 5-34 7-52 4-16-4-34-11-47-22-14-11-23-26-30-43-6-17-7-35-5-52 4-18 12-34 22-48 12-13 25-23 43-29 16-6 34-7 51-5 17 4 34 12 47 23 14 11 24 26 30 43 7 17 8 34 6 52z">
              <text:p/>
            </draw:path>
            <draw:path draw:style-name="gr44" draw:layer="layout" svg:width="0.159cm" svg:height="0.319cm" svg:x="18.727cm" svg:y="9.358cm" svg:viewBox="0 0 160 320" svg:d="M0 0c23 8 45 20 64 35 32 24 58 57 75 94 1 2 2 4 2 5 16 39 23 83 17 125-2 21-8 42-15 61">
              <text:p/>
            </draw:path>
            <draw:path draw:style-name="gr44" draw:layer="layout" svg:width="0.282cm" svg:height="0.562cm" svg:x="18.818cm" svg:y="9.179cm" svg:viewBox="0 0 283 563" svg:d="M0 0c40 15 79 35 113 61 58 44 103 101 132 167 2 3 2 5 3 8 30 69 41 144 31 219-4 37-14 73-28 108">
              <text:p/>
            </draw:path>
            <draw:path draw:style-name="gr44" draw:layer="layout" svg:width="0.387cm" svg:height="0.773cm" svg:x="18.918cm" svg:y="9.013cm" svg:viewBox="0 0 388 774" svg:d="M0 0c56 20 108 48 156 84 78 60 140 139 181 229 1 4 3 8 5 11 40 95 54 199 41 301-6 51-19 101-38 149">
              <text:p/>
            </draw:path>
          </draw:g>
        </draw:g>
        <draw:g draw:style-name="gr8">
          <draw:custom-shape draw:style-name="gr45" draw:text-style-name="P16" draw:layer="layout" svg:width="3cm" svg:height="2.598cm" draw:transform="rotate (-1.5707963267949) translate (21.2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37" draw:layer="layout" svg:width="2.6cm" svg:height="2.252cm" draw:transform="rotate (-1.5707963267949) translate (21.02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8">
            <draw:path draw:style-name="gr39" draw:text-style-name="P15" draw:layer="layout" svg:width="0.887cm" svg:height="0.681cm" svg:x="19.457cm" svg:y="6.159cm" svg:viewBox="0 0 888 682" svg:d="M0 0c0 227 0 455 0 682 296 0 592 0 888 0">
              <text:p/>
            </draw:path>
            <draw:custom-shape draw:style-name="gr38" draw:layer="layout" svg:width="0.15cm" svg:height="0.462cm" svg:x="19.559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0.15cm" svg:height="0.321cm" svg:x="19.772cm" svg:y="6.443cm">
              <text:p/>
              <draw:enhanced-geometry svg:viewBox="0 0 21600 21600" draw:type="rectangle" draw:enhanced-path="M 0 0 L 21600 0 21600 21600 0 21600 0 0 Z N"/>
            </draw:custom-shape>
            <draw:custom-shape draw:style-name="gr38" draw:layer="layout" svg:width="0.15cm" svg:height="0.215cm" svg:x="19.989cm" svg:y="6.5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8">
          <draw:custom-shape draw:style-name="gr45" draw:text-style-name="P16" draw:layer="layout" svg:width="3cm" svg:height="2.598cm" draw:transform="rotate (-1.5707963267949) translate (20.3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custom-shape draw:style-name="gr7" draw:text-style-name="P5" draw:layer="layout" svg:width="2.6cm" svg:height="2.252cm" draw:transform="rotate (-1.5707963267949) translate (20.1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position-x="$0" draw:handle-position-y="top" draw:handle-range-x-minimum="0" draw:handle-range-x-maximum="10800"/>
            </draw:enhanced-geometry>
          </draw:custom-shape>
          <draw:g draw:style-name="gr3">
            <draw:line draw:style-name="gr39" draw:text-style-name="P15" draw:layer="layout" svg:x1="19.14cm" svg:y1="3.72cm" svg:x2="19.44cm" svg:y2="4.12cm">
              <text:p/>
            </draw:line>
            <draw:path draw:style-name="gr40" draw:layer="layout" svg:width="0.638cm" svg:height="0.638cm" svg:x="18.558cm" svg:y="3.083cm" svg:viewBox="0 0 639 639" svg:d="M639 319c0 56-15 111-43 160-28 48-69 89-117 117-49 28-104 43-160 43-57 0-111-15-159-43-49-28-89-69-117-117-28-49-43-104-43-160 0-57 15-111 43-159 28-49 68-89 117-117 48-28 102-43 159-43 56 0 111 15 160 43 48 28 89 68 117 117 28 48 43 102 43 159z">
              <text:p/>
            </draw:path>
            <draw:path draw:style-name="gr46" draw:layer="layout" svg:width="0.202cm" svg:height="0.116cm" svg:x="18.867cm" svg:y="3.167cm" svg:viewBox="0 0 203 117" svg:d="M0 0c102 4 162 45 203 117">
              <text:p/>
            </draw:path>
          </draw:g>
        </draw:g>
        <draw:frame presentation:style-name="pr27" draw:text-style-name="P26" draw:layer="layout" svg:width="6.5cm" svg:height="1cm" svg:x="1.3cm" svg:y="2.3cm" presentation:class="subtitle" presentation:placeholder="true">
          <draw:text-box/>
        </draw:frame>
        <draw:frame presentation:style-name="pr28" draw:text-style-name="P27" draw:layer="layout" svg:width="6.5cm" svg:height="1.3cm" svg:x="1.3cm" svg:y="3.5cm" presentation:class="outline" presentation:placeholder="true">
          <draw:text-box/>
        </draw:frame>
        <draw:frame presentation:style-name="pr27" draw:text-style-name="P26" draw:layer="layout" svg:width="6.5cm" svg:height="1cm" svg:x="0.1cm" svg:y="5.1cm" presentation:class="subtitle" presentation:placeholder="true">
          <draw:text-box/>
        </draw:frame>
        <draw:frame presentation:style-name="pr28" draw:text-style-name="P27" draw:layer="layout" svg:width="6.5cm" svg:height="1.3cm" svg:x="0.1cm" svg:y="6.3cm" presentation:class="outline" presentation:placeholder="true">
          <draw:text-box/>
        </draw:frame>
        <draw:frame presentation:style-name="pr27" draw:text-style-name="P26" draw:layer="layout" svg:width="6.5cm" svg:height="1cm" svg:x="1.2cm" svg:y="7.9cm" presentation:class="subtitle" presentation:placeholder="true">
          <draw:text-box/>
        </draw:frame>
        <draw:frame presentation:style-name="pr28" draw:text-style-name="P27" draw:layer="layout" svg:width="6.5cm" svg:height="1.3cm" svg:x="1.2cm" svg:y="9.1cm" presentation:class="outline" presentation:placeholder="true">
          <draw:text-box/>
        </draw:frame>
        <draw:frame presentation:style-name="pr27" draw:text-style-name="P26" draw:layer="layout" svg:width="6.5cm" svg:height="1cm" svg:x="0.6cm" svg:y="11.1cm" presentation:class="subtitle" presentation:placeholder="true">
          <draw:text-box/>
        </draw:frame>
        <draw:frame presentation:style-name="pr28" draw:text-style-name="P27" draw:layer="layout" svg:width="6.5cm" svg:height="1.3cm" svg:x="0.6cm" svg:y="12.3cm" presentation:class="outline" presentation:placeholder="true">
          <draw:text-box/>
        </draw:frame>
        <draw:frame presentation:style-name="pr29" draw:text-style-name="P26" draw:layer="layout" svg:width="6.5cm" svg:height="1cm" svg:x="20.6cm" svg:y="2.4cm" presentation:class="subtitle" presentation:placeholder="true">
          <draw:text-box/>
        </draw:frame>
        <draw:frame presentation:style-name="pr30" draw:text-style-name="P27" draw:layer="layout" svg:width="6.5cm" svg:height="1.3cm" svg:x="20.6cm" svg:y="3.6cm" presentation:class="outline" presentation:placeholder="true">
          <draw:text-box/>
        </draw:frame>
        <draw:frame presentation:style-name="pr29" draw:text-style-name="P26" draw:layer="layout" svg:width="6.5cm" svg:height="1cm" svg:x="21.5cm" svg:y="5.3cm" presentation:class="subtitle" presentation:placeholder="true">
          <draw:text-box/>
        </draw:frame>
        <draw:frame presentation:style-name="pr30" draw:text-style-name="P27" draw:layer="layout" svg:width="6.5cm" svg:height="1.3cm" svg:x="21.5cm" svg:y="6.5cm" presentation:class="outline" presentation:placeholder="true">
          <draw:text-box/>
        </draw:frame>
        <draw:frame presentation:style-name="pr29" draw:text-style-name="P26" draw:layer="layout" svg:width="6.5cm" svg:height="1cm" svg:x="20.5cm" svg:y="8.1cm" presentation:class="subtitle" presentation:placeholder="true">
          <draw:text-box/>
        </draw:frame>
        <draw:frame presentation:style-name="pr30" draw:text-style-name="P27" draw:layer="layout" svg:width="6.5cm" svg:height="1.3cm" svg:x="20.5cm" svg:y="9.3cm" presentation:class="outline" presentation:placeholder="true">
          <draw:text-box/>
        </draw:frame>
        <draw:frame presentation:style-name="pr29" draw:text-style-name="P26" draw:layer="layout" svg:width="6.5cm" svg:height="1cm" svg:x="21.3cm" svg:y="11.2cm" presentation:class="subtitle" presentation:placeholder="true" presentation:user-transformed="true">
          <draw:text-box/>
        </draw:frame>
        <draw:frame presentation:style-name="pr30" draw:text-style-name="P27" draw:layer="layout" svg:width="6.5cm" svg:height="1.3cm" svg:x="21.3cm" svg:y="12.4cm" presentation:class="outline" presentation:placeholder="true">
          <draw:text-box/>
        </draw:frame>
        <draw:frame presentation:style-name="pr5" draw:text-style-name="P2" draw:layer="layout" svg:width="4.7cm" svg:height="1.813cm" svg:x="11.65cm" svg:y="6.5cm" presentation:class="sub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st_20_Content">
        <draw:g draw:style-name="gr8">
          <draw:path draw:style-name="gr47" draw:layer="layout" svg:width="7.55cm" svg:height="2.5cm" svg:x="2.55cm" svg:y="1.9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4" draw:text-style-name="P3" draw:layer="layout" svg:width="6.95cm" svg:height="2.1cm" svg:x="2.75cm" svg:y="2.1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path draw:style-name="gr48" draw:layer="layout" svg:width="7.55cm" svg:height="2.5cm" svg:x="2.55cm" svg:y="5.1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7" draw:text-style-name="P5" draw:layer="layout" svg:width="6.95cm" svg:height="2.1cm" svg:x="2.75cm" svg:y="5.3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path draw:style-name="gr49" draw:layer="layout" svg:width="7.55cm" svg:height="2.5cm" svg:x="2.55cm" svg:y="8.3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5" draw:layer="layout" svg:width="6.95cm" svg:height="2.1cm" svg:x="2.75cm" svg:y="8.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path draw:style-name="gr50" draw:layer="layout" svg:width="7.55cm" svg:height="2.5cm" svg:x="2.55cm" svg:y="11.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6" draw:text-style-name="P4" draw:layer="layout" svg:width="6.95cm" svg:height="2.1cm" svg:x="2.75cm" svg:y="11.7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1" draw:text-style-name="P2" draw:layer="layout" svg:width="9cm" svg:height="1.2cm" svg:x="11cm" svg:y="1.6cm" presentation:class="subtitle" presentation:placeholder="true">
          <draw:text-box/>
        </draw:frame>
        <draw:frame presentation:style-name="pr32" draw:layer="layout" svg:width="9cm" svg:height="1.7cm" svg:x="11cm" svg:y="2.9cm" presentation:class="outline" presentation:placeholder="true">
          <draw:text-box/>
        </draw:frame>
        <draw:frame presentation:style-name="pr31" draw:text-style-name="P13" draw:layer="layout" svg:width="9cm" svg:height="1.2cm" svg:x="11cm" svg:y="4.8cm" presentation:class="subtitle" presentation:placeholder="true">
          <draw:text-box/>
        </draw:frame>
        <draw:frame presentation:style-name="pr32" draw:layer="layout" svg:width="9cm" svg:height="1.7cm" svg:x="11cm" svg:y="6.1cm" presentation:class="outline" presentation:placeholder="true">
          <draw:text-box/>
        </draw:frame>
        <draw:frame presentation:style-name="pr31" draw:text-style-name="P12" draw:layer="layout" svg:width="9cm" svg:height="1.2cm" svg:x="11cm" svg:y="8cm" presentation:class="subtitle" presentation:placeholder="true">
          <draw:text-box/>
        </draw:frame>
        <draw:frame presentation:style-name="pr32" draw:layer="layout" svg:width="9cm" svg:height="1.7cm" svg:x="11cm" svg:y="9.3cm" presentation:class="outline" presentation:placeholder="true">
          <draw:text-box/>
        </draw:frame>
        <draw:frame presentation:style-name="pr31" draw:text-style-name="P14" draw:layer="layout" svg:width="9cm" svg:height="1.2cm" svg:x="11cm" svg:y="11.2cm" presentation:class="subtitle" presentation:placeholder="true">
          <draw:text-box/>
        </draw:frame>
        <draw:frame presentation:style-name="pr32" draw:layer="layout" svg:width="9cm" svg:height="1.7cm" svg:x="11cm" svg:y="12.5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Greetings">
        <draw:g draw:style-name="gr8">
          <draw:line draw:style-name="gr39" draw:text-style-name="P15" draw:layer="backgroundobjects" svg:x1="5.25cm" svg:y1="10.38cm" svg:x2="11.75cm" svg:y2="10.38cm">
            <text:p/>
          </draw:line>
          <draw:custom-shape draw:style-name="gr4" draw:text-style-name="P3" draw:layer="layout" svg:width="0.36cm" svg:height="0.36cm" svg:x="12.56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layer="layout" svg:width="0.36cm" svg:height="0.36cm" svg:x="13.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36cm" svg:height="0.36cm" svg:x="14.2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36cm" svg:height="0.36cm" svg:x="15.0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6" draw:layer="backgroundobjects" svg:x1="16.25cm" svg:y1="10.38cm" svg:x2="22.75cm" svg:y2="10.38cm">
            <text:p/>
          </draw:line>
        </draw:g>
        <draw:frame presentation:style-name="pr34" draw:layer="layout" svg:width="25.2cm" svg:height="3cm" svg:x="1.4cm" svg:y="6.4cm" presentation:class="titl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2.5.2$Windows_X86_64 LibreOffice_project/03d19516eb2e1dd5d4ccd751a0d6f35f35e08022</meta:generator>
    <meta:creation-date>2025-10-07T18:08:56.787493100</meta:creation-date>
    <meta:editing-duration>PT24M35S</meta:editing-duration>
    <meta:editing-cycles>3</meta:editing-cycles>
    <dc:date>2025-10-07T18:44:39.406722800</dc:date>
    <meta:document-statistic meta:object-count="547"/>
  </office:meta>
</office:document-meta>
</file>